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svg:stroke-opacity="95%" draw:fill="gradient" draw:fill-gradient-name="Green_20_Gradient_20_2" draw:opacity="35%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6600" fo:font-style="normal" style:text-underline-style="solid" style:text-underline-width="auto" style:text-underline-color="font-color" style:font-style-asian="normal" style:font-style-complex="normal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color="#000000" fo:font-size="18pt" style:font-size-asian="18pt" style:font-size-complex="18pt"/>
    </style:style>
    <style:style style:name="T1" style:family="text">
      <style:text-properties fo:color="#ff6600"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fo:color="#333333"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color="#333333" fo:font-style="normal" style:text-underline-style="none" style:font-style-asian="normal" style:font-style-complex="normal"/>
    </style:style>
    <style:style style:name="T4" style:family="text">
      <style:text-properties fo:font-family="'Bradley Hand ITC'" style:font-family-generic="script" style:font-pitch="variable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6.6cm" svg:height="23.5cm" svg:x="2cm" svg:y="1.4cm">
          <text:p/>
        </draw:rect>
        <draw:rect draw:style-name="gr2" draw:text-style-name="P3" draw:layer="layout" svg:width="10.4cm" svg:height="1.3cm" svg:x="2.7cm" svg:y="2.2cm">
          <text:p text:style-name="P2"><text:span text:style-name="T1">Willkommen</text:span><text:span text:style-name="T2"> </text:span><text:span text:style-name="T3">&gt;&gt; Warenkorb</text:span></text:p>
        </draw:rect>
        <draw:rect draw:style-name="gr3" draw:text-style-name="P1" draw:layer="layout" svg:width="11.2cm" svg:height="1.6cm" svg:x="4.5cm" svg:y="4.4cm">
          <text:p text:style-name="P1">H2 (Bradley Hand ITC) <text:span text:style-name="T4">Warenkorb</text:span></text:p>
        </draw:rect>
        <draw:line draw:style-name="gr4" draw:text-style-name="P1" draw:layer="layout" svg:x1="2.7cm" svg:y1="7.2cm" svg:x2="17.7cm" svg:y2="7.1cm">
          <text:p/>
        </draw:line>
        <draw:line draw:style-name="gr4" draw:text-style-name="P1" draw:layer="layout" svg:x1="2.6cm" svg:y1="10.7cm" svg:x2="17.8cm" svg:y2="10.5cm">
          <text:p/>
        </draw:line>
        <draw:rect draw:style-name="gr3" draw:text-style-name="P4" draw:layer="layout" svg:width="2.5cm" svg:height="2.5cm" svg:x="2.6cm" svg:y="7.6cm">
          <text:p text:style-name="P1"><text:span text:style-name="T5">Artikelbild</text:span></text:p>
        </draw:rect>
        <draw:rect draw:style-name="gr3" draw:text-style-name="P1" draw:layer="layout" svg:width="5.1cm" svg:height="0.7cm" svg:x="5.6cm" svg:y="8.6cm">
          <text:p text:style-name="P1"><text:span text:style-name="T5">Artikelbezeichnung</text:span></text:p>
        </draw:rect>
        <draw:rect draw:style-name="gr5" draw:text-style-name="P1" draw:layer="layout" svg:width="0.6cm" svg:height="0.8cm" svg:x="13.9cm" svg:y="8.4cm">
          <text:p/>
        </draw:rect>
        <draw:frame draw:style-name="gr6" draw:text-style-name="P5" draw:layer="layout" svg:width="2.2cm" svg:height="0.725cm" svg:x="12cm" svg:y="8.6cm">
          <draw:text-box>
            <text:p><text:span text:style-name="T6">Menge:</text:span></text:p>
          </draw:text-box>
        </draw:frame>
        <draw:frame draw:style-name="gr6" draw:text-style-name="P5" draw:layer="layout" svg:width="0.001cm" svg:height="0.725cm" svg:x="15.1cm" svg:y="8.4cm">
          <draw:text-box>
            <text:p><text:span text:style-name="T6">x</text:span></text:p>
          </draw:text-box>
        </draw:frame>
        <draw:frame draw:style-name="gr7" draw:text-style-name="P6" draw:layer="layout" svg:width="2.4cm" svg:height="0.887cm" svg:x="15.4cm" svg:y="8.313cm">
          <draw:text-box>
            <text:p text:style-name="P6"><text:span text:style-name="T5">27,99€</text:span></text:p>
          </draw:text-box>
        </draw:frame>
        <draw:line draw:style-name="gr4" draw:text-style-name="P1" draw:layer="layout" svg:x1="10.1cm" svg:y1="12.5cm" svg:x2="17.9cm" svg:y2="12.5cm">
          <text:p/>
        </draw:line>
        <draw:rect draw:style-name="gr5" draw:text-style-name="P1" draw:layer="layout" svg:width="3.3cm" svg:height="1cm" svg:x="10.2cm" svg:y="11cm">
          <text:p/>
        </draw:rect>
        <draw:frame draw:style-name="gr8" draw:text-style-name="P5" draw:layer="layout" svg:width="3.313cm" svg:height="0.725cm" svg:x="10.338cm" svg:y="11.1cm">
          <draw:text-box>
            <text:p text:style-name="P5">Versandkosten</text:p>
          </draw:text-box>
        </draw:frame>
        <draw:rect draw:style-name="gr5" draw:text-style-name="P7" draw:layer="layout" svg:width="3.2cm" svg:height="0.7cm" svg:x="10.3cm" svg:y="13cm">
          <text:p/>
        </draw:rect>
        <draw:frame draw:style-name="gr8" draw:text-style-name="P5" draw:layer="layout" svg:width="3.194cm" svg:height="0.725cm" svg:x="10.2cm" svg:y="13cm">
          <draw:text-box>
            <text:p text:style-name="P5">Gesamtbetrag</text:p>
          </draw:text-box>
        </draw:frame>
        <draw:rect draw:style-name="gr3" draw:text-style-name="P8" draw:layer="layout" svg:width="5.8cm" svg:height="1cm" svg:x="3cm" svg:y="23cm">
          <text:p text:style-name="P7"><text:span text:style-name="T7">&lt;&lt;</text:span><text:span text:style-name="T8">weiter einkaufen</text:span></text:p>
        </draw:rect>
        <draw:rect draw:style-name="gr3" draw:text-style-name="P9" draw:layer="layout" svg:width="7.2cm" svg:height="1.3cm" svg:x="10.5cm" svg:y="15.7cm">
          <text:p text:style-name="P7"><text:span text:style-name="T9">zur Kasse</text:span></text:p>
        </draw:rect>
        <draw:frame draw:style-name="gr9" draw:text-style-name="P6" draw:layer="layout" svg:width="7.2cm" svg:height="1.3cm" svg:x="10.4cm" svg:y="17.2cm">
          <draw:text-box>
            <text:p text:style-name="P6"><text:span text:style-name="T5">- oder schneller bezahlen mit -</text:span></text:p>
          </draw:text-box>
        </draw:frame>
        <draw:rect draw:style-name="gr3" draw:text-style-name="P8" draw:layer="layout" svg:width="7.1cm" svg:height="1.4cm" svg:x="10.5cm" svg:y="18.6cm">
          <text:p text:style-name="P7"><text:span text:style-name="T7">PayPal</text:span></text:p>
        </draw:rect>
        <draw:rect draw:style-name="gr3" draw:text-style-name="P8" draw:layer="layout" svg:width="7.1cm" svg:height="1.4cm" svg:x="10.5cm" svg:y="20.5cm">
          <text:p text:style-name="P7"><text:span text:style-name="T7">Sofort Überweisung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een_20_Gradient_20_2" draw:display-name="Green Gradient 2" draw:style="linear" draw:start-color="#99ff33" draw:end-color="#66cc00" draw:start-intensity="100%" draw:end-intensity="85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ine Leanza</meta:initial-creator>
    <meta:creation-date>2025-08-23T23:32:27.29</meta:creation-date>
    <dc:date>2025-08-23T23:55:20.59</dc:date>
    <dc:creator>Emine Leanza</dc:creator>
    <meta:editing-duration>PT4M5S</meta:editing-duration>
    <meta:editing-cycles>1</meta:editing-cycles>
    <meta:document-statistic meta:object-count="21"/>
    <meta:generator>OpenOffice/4.1.15$Win32 OpenOffice.org_project/4115m2$Build-9813</meta:generator>
  </office:meta>
</office:document-meta>
</file>